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co1" style:family="table-column">
      <style:table-column-properties style:column-width="2.6cm" style:use-optimal-column-width="false"/>
    </style:style>
    <style:style style:name="ro1" style:family="table-row">
      <style:table-row-properties style:row-height="0.937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9.984cm" presentation:class="title" presentation:user-transformed="true">
          <draw:text-box>
            <text:p>Deutsche Telekom Stiftung<text:line-break/>Workshop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26.03.2018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Überblick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Vorstellung</text:p>
              </text:list-item>
              <text:list-item>
                <text:p>Was ist Data Science</text:p>
              </text:list-item>
              <text:list-item>
                <text:p>Data Science bei Dojo Madness</text:p>
              </text:list-item>
              <text:list-item>
                <text:p>Recommender Engines</text:p>
              </text:list-item>
              <text:list-item>
                <text:p>???</text:p>
              </text:list-item>
              <text:list-item>
                <text:p>Übun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Über mich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Studium von Maschinenbau und physikalischen Ingenieurwissenschaften</text:p>
              </text:list-item>
              <text:list-item>
                <text:p>Promotion in Regelungstechnik</text:p>
              </text:list-item>
              <text:list-item>
                <text:p>Stipendiatin der DTS 2010-2013</text:p>
              </text:list-item>
              <text:list-item>
                <text:p>Data Scientist bei Dojo Madness seit 2016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as ist Data Science?</text:p>
          </draw:text-box>
        </draw:frame>
        <draw:frame presentation:style-name="pr7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as ist Data Science?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“Computern beibringen, zu lernen”</text:p>
              </text:list-item>
              <text:list-item>
                <text:p>Zum Beispiel: Apfel oder Birne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Jobs für Data Scientist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Marketing → A/B Testing, etc</text:p>
              </text:list-item>
              <text:list-item>
                <text:p>Data Analyst/Engineer</text:p>
              </text:list-item>
              <text:list-item>
                <text:p>Bilderkennung</text:p>
              </text:list-item>
              <text:list-item>
                <text:p>Recommender Engine → Unser Thema!</text:p>
              </text:list-item>
              <text:list-item>
                <text:p>Self-driving cars, Facebook, Predictive Policing, Handycamera, Blutdruckregelung… Überall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pfel oder Birne?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Wie erkennt man, ob es Apfel oder Birne ist?</text:p>
              </text:list-item>
              <text:list-item>
                <text:p>Wie könnte man das einem Computer begreiflich machen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pfel oder Birne?</text:p>
          </draw:text-box>
        </draw:frame>
        <draw:frame draw:style-name="standard" draw:layer="layout" svg:width="25.999cm" svg:height="8.936cm" svg:x="1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>Obst</text:p>
              </table:table-cell>
              <table:table-cell>
                <text:p>Form</text:p>
              </table:table-cell>
              <table:table-cell>
                <text:p>Gewic</text:p>
                <text:p>ht</text:p>
              </table:table-cell>
              <table:table-cell>
                <text:p>Farbe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>
                <text:p>Apfel</text:p>
              </table:table-cell>
              <table:table-cell>
                <text:p>rund</text:p>
              </table:table-cell>
              <table:table-cell>
                <text:p>200g</text:p>
              </table:table-cell>
              <table:table-cell>
                <text:p>rot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>
                <text:p>Apfel</text:p>
              </table:table-cell>
              <table:table-cell>
                <text:p>rund</text:p>
              </table:table-cell>
              <table:table-cell>
                <text:p>220g</text:p>
              </table:table-cell>
              <table:table-cell>
                <text:p>grün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>
                <text:p>Birne</text:p>
              </table:table-cell>
              <table:table-cell>
                <text:p>länglich</text:p>
              </table:table-cell>
              <table:table-cell>
                <text:p>200g</text:p>
              </table:table-cell>
              <table:table-cell>
                <text:p>grün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>
                <text:p>Birne</text:p>
              </table:table-cell>
              <table:table-cell>
                <text:p>länglich</text:p>
              </table:table-cell>
              <table:table-cell>
                <text:p>200g</text:p>
              </table:table-cell>
              <table:table-cell>
                <text:p>Gelb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>
                <text:p>Apfel</text:p>
              </table:table-cell>
              <table:table-cell>
                <text:p>Rund</text:p>
              </table:table-cell>
              <table:table-cell>
                <text:p>100g</text:p>
              </table:table-cell>
              <table:table-cell>
                <text:p>gelb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3" draw:layer="layout" svg:width="26cm" svg:height="2.462cm" svg:x="1cm" svg:y="14.5cm">
          <draw:text-box>
            <text:p>Messbare Eigenschaften sind Features.</text:p>
            <text:p>Welche Features sind gut? Warum?</text:p>
            <text:p>Wie kann man sie für den Computer verständlich machen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eature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Feature: Eigenschaft, die Daten vergleichbar macht</text:p>
              </text:list-item>
              <text:list-item>
                <text:p>Features sind für den Algorithmus leicht verständlich und messbar</text:p>
              </text:list-item>
              <text:list-item>
                <text:p>Qualität ist wichtig!</text:p>
              </text:list-item>
              <text:list-item>
                <text:p>Features werden zu Datensätzen zusammengefas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pfel oder Birne?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Datensatz erstellen</text:p>
              </text:list-item>
              <text:list-item>
                <text:p>Modell wählen: Logistische Regression</text:p>
              </text:list-item>
              <text:list-item>
                <text:p>Modell auf Datensatz trainieren</text:p>
              </text:list-item>
              <text:list-item>
                <text:p>Modell auf Testdatensatz prüfen</text:p>
              </text:list-item>
              <text:list-item>
                <text:p>Modell im echten Leben einsetzen</text:p>
              </text:list-item>
              <text:list-item>
                <text:p/>
              </text:list-item>
              <text:list-item>
                <text:p>→ Data Scientists erstellen Model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euronales Netz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Ein Klassiker! Jeder hat schon mal was davon gehört, aber was ist das eigentlich → Angst vor NN verlieren :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nser Thema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Bild von Netflix Vorschlagsseite hi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mazon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Amazon weiß nicht, wie es ist, ein Buch zu lesen</text:p>
              </text:list-item>
              <text:list-item>
                <text:p>Amazon weiß, dass Menschen, die ein bestimmtes Buch gekauft haben, auch anere Bücher kauften</text:p>
              </text:list-item>
              <text:list-item>
                <text:p>Muster in den Daten werden benutzt, um Vorschläge zu machen</text:p>
              </text:list-item>
              <text:list-item>
                <text:p>Wenn man regelmäßig einkauft, werden die Vorschläge sehr individuel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etflix Preis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Netflix schlägt Nutzern Filme vor</text:p>
              </text:list-item>
              <text:list-item>
                <text:p>Vorschläge erfolgen aufgrund historischer Daten</text:p>
              </text:list-item>
              <text:list-item>
                <text:p>Davon gibt es sehr sehr viele</text:p>
              </text:list-item>
              <text:list-item>
                <text:p>2006: 1 Million $ Preis für jemanden, der es schafft, den Vorschlagsalgorithmus signifikant zu verbesser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nser Datensatz: Filme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Workshopteilnehmer haben Filme bewertet</text:p>
              </text:list-item>
              <text:list-item>
                <text:p>Wie könnten wir daraus Filme vorschlagen?</text:p>
              </text:list-item>
              <text:list-item>
                <text:p>Welche Features können wir finden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ser mit ähnlichem Geschmack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Preference spa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Ähnlichkeit ist mathematisch messbar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Euclidean distance</text:p>
              </text:list-item>
              <text:list-item>
                <text:p>Wer Fight Club mag, mag auch Reservoir Dog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eatures, um Filme zu vergleichen</text:p>
          </draw:text-box>
        </draw:frame>
        <draw:frame draw:style-name="standard" draw:layer="layout" svg:width="25.999cm" svg:height="4.598cm" svg:x="1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>Film</text:p>
              </table:table-cell>
              <table:table-cell>
                <text:p>Feature 1</text:p>
              </table:table-cell>
              <table:table-cell>
                <text:p>Feature 2</text:p>
              </table:table-cell>
              <table:table-cell>
                <text:p>Feature 3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eatures, um Filme zu vergleichen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Filmähnlichkeit: Genauso wie Userähnlichkeit</text:p>
              </text:list-item>
              <text:list-item>
                <text:p>Methoden sind übertragbar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lustering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Cluster: Menge ähnlicher Objekte</text:p>
              </text:list-item>
              <text:list-item>
                <text:p>Nach Augenmaß geht nur wenn wir wenig Daten haben</text:p>
              </text:list-item>
              <text:list-item>
                <text:p>Automatisch Cluster finden mit K-means</text:p>
              </text:list-item>
              <text:list-item>
                <text:p>Übung: Cluster von Filmen find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7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2T07:15:53.732388659</meta:creation-date>
    <meta:editing-duration>PT7M26S</meta:editing-duration>
    <meta:editing-cycles>2</meta:editing-cycles>
    <meta:generator>LibreOffice/5.1.6.2$Linux_X86_64 LibreOffice_project/10m0$Build-2</meta:generator>
    <dc:date>2018-03-02T08:18:20.934041548</dc:date>
    <meta:document-statistic meta:object-count="133"/>
    <meta:template xlink:type="simple" xlink:actuate="onRequest" xlink:title="Midnightblue" xlink:href="../../../../../usr/lib/libreoffice/share/template/common/presnt/Midnightblue.otp" meta:date="2018-03-02T07:15:53.56892317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